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uit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emps_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te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2]/100+[.E2]" office:value-type="float" office:value="0.533333333333333" calcext:value-type="float">
            <text:p>0.533333333333333</text:p>
          </table:table-cell>
          <table:table-cell office:value-type="float" office:value="16" calcext:value-type="float">
            <text:p>16</text:p>
          </table:table-cell>
          <table:table-cell table:formula="of:=[.C2]*100/30"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5.91" calcext:value-type="float">
            <text:p>5.91</text:p>
          </table:table-cell>
          <table:table-cell office:value-type="float" office:value="6.03" calcext:value-type="float">
            <text:p>6.03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3]/100+[.E3]" office:value-type="float" office:value="0.666666666666667" calcext:value-type="float">
            <text:p>0.666666666666667</text:p>
          </table:table-cell>
          <table:table-cell office:value-type="float" office:value="20" calcext:value-type="float">
            <text:p>20</text:p>
          </table:table-cell>
          <table:table-cell table:formula="of:=[.C3]*100/30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6.11" calcext:value-type="float">
            <text:p>6.11</text:p>
          </table:table-cell>
          <table:table-cell office:value-type="float" office:value="6.03" calcext:value-type="float">
            <text:p>6.03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]/100+[.E4]" office:value-type="float" office:value="0.833333333333333" calcext:value-type="float">
            <text:p>0.833333333333333</text:p>
          </table:table-cell>
          <table:table-cell office:value-type="float" office:value="25" calcext:value-type="float">
            <text:p>25</text:p>
          </table:table-cell>
          <table:table-cell table:formula="of:=[.C4]*100/30"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6.11" calcext:value-type="float">
            <text:p>6.11</text:p>
          </table:table-cell>
          <table:table-cell office:value-type="float" office:value="6.1" calcext:value-type="float">
            <text:p>6.1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5]/100+[.E5]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5]*100/3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6.11" calcext:value-type="float">
            <text:p>6.11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D6]/100+[.E6]" office:value-type="float" office:value="1.16666666666667" calcext:value-type="float">
            <text:p>1.16666666666667</text:p>
          </table:table-cell>
          <table:table-cell office:value-type="float" office:value="5" calcext:value-type="float">
            <text:p>5</text:p>
          </table:table-cell>
          <table:table-cell table:formula="of:=[.C6]*100/30" office:value-type="float" office:value="16.6666666666667" calcext:value-type="float">
            <text:p>16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office:value-type="float" office:value="6.13" calcext:value-type="float">
            <text:p>6.13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D7]/100+[.E7]" office:value-type="float" office:value="1.36666666666667" calcext:value-type="float">
            <text:p>1.36666666666667</text:p>
          </table:table-cell>
          <table:table-cell office:value-type="float" office:value="11" calcext:value-type="float">
            <text:p>11</text:p>
          </table:table-cell>
          <table:table-cell table:formula="of:=[.C7]*100/30" office:value-type="float" office:value="36.6666666666667" calcext:value-type="float">
            <text:p>36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D8]/100+[.E8]" office:value-type="float" office:value="1.56666666666667" calcext:value-type="float">
            <text:p>1.56666666666667</text:p>
          </table:table-cell>
          <table:table-cell office:value-type="float" office:value="17" calcext:value-type="float">
            <text:p>17</text:p>
          </table:table-cell>
          <table:table-cell table:formula="of:=[.C8]*100/30" office:value-type="float" office:value="56.6666666666667" calcext:value-type="float">
            <text:p>56.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D9]/100+[.E9]" office:value-type="float" office:value="1.73333333333333" calcext:value-type="float">
            <text:p>1.73333333333333</text:p>
          </table:table-cell>
          <table:table-cell office:value-type="float" office:value="22" calcext:value-type="float">
            <text:p>22</text:p>
          </table:table-cell>
          <table:table-cell table:formula="of:=[.C9]*100/30" office:value-type="float" office:value="73.3333333333333" calcext:value-type="float">
            <text:p>73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D10]/100+[.E10]" office:value-type="float" office:value="1.73333333333333" calcext:value-type="float">
            <text:p>1.73333333333333</text:p>
          </table:table-cell>
          <table:table-cell office:value-type="float" office:value="22" calcext:value-type="float">
            <text:p>22</text:p>
          </table:table-cell>
          <table:table-cell table:formula="of:=[.C10]*100/30" office:value-type="float" office:value="73.3333333333333" calcext:value-type="float">
            <text:p>73.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6.83" calcext:value-type="float">
            <text:p>6.83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formula="of:=[.D11]/100+[.E11]" office:value-type="float" office:value="2.13333333333333" calcext:value-type="float">
            <text:p>2.13333333333333</text:p>
          </table:table-cell>
          <table:table-cell office:value-type="float" office:value="4" calcext:value-type="float">
            <text:p>4</text:p>
          </table:table-cell>
          <table:table-cell table:formula="of:=[.C11]*100/30" office:value-type="float" office:value="13.3333333333333" calcext:value-type="float">
            <text:p>13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6.83" calcext:value-type="float">
            <text:p>6.83</text:p>
          </table:table-cell>
          <table:table-cell office:value-type="float" office:value="6.13" calcext:value-type="float">
            <text:p>6.13</text:p>
          </table:table-cell>
          <table:table-cell office:value-type="float" office:value="6.16" calcext:value-type="float">
            <text:p>6.16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formula="of:=[.D12]/100+[.E12]"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table:formula="of:=[.C12]*100/30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.82" calcext:value-type="float">
            <text:p>6.82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3]/100+[.E13]" office:value-type="float" office:value="2.53333333333333" calcext:value-type="float">
            <text:p>2.53333333333333</text:p>
          </table:table-cell>
          <table:table-cell office:value-type="float" office:value="16" calcext:value-type="float">
            <text:p>16</text:p>
          </table:table-cell>
          <table:table-cell table:formula="of:=[.C13]*100/30" office:value-type="float" office:value="53.3333333333333" calcext:value-type="float">
            <text:p>53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6.82" calcext:value-type="float">
            <text:p>6.82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formula="of:=[.D14]/100+[.E14]" office:value-type="float" office:value="2.76666666666667" calcext:value-type="float">
            <text:p>2.76666666666667</text:p>
          </table:table-cell>
          <table:table-cell office:value-type="float" office:value="23" calcext:value-type="float">
            <text:p>23</text:p>
          </table:table-cell>
          <table:table-cell table:formula="of:=[.C14]*100/30" office:value-type="float" office:value="76.6666666666667" calcext:value-type="float">
            <text:p>7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6.82" calcext:value-type="float">
            <text:p>6.82</text:p>
          </table:table-cell>
          <table:table-cell table:number-columns-repeated="2"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formula="of:=[.D15]/100+[.E15]" office:value-type="float" office:value="2.96666666666667" calcext:value-type="float">
            <text:p>2.96666666666667</text:p>
          </table:table-cell>
          <table:table-cell office:value-type="float" office:value="29" calcext:value-type="float">
            <text:p>29</text:p>
          </table:table-cell>
          <table:table-cell table:formula="of:=[.C15]*100/30" office:value-type="float" office:value="96.6666666666667" calcext:value-type="float">
            <text:p>9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[.D16]/100+[.E16]" office:value-type="float" office:value="3.16666666666667" calcext:value-type="float">
            <text:p>3.16666666666667</text:p>
          </table:table-cell>
          <table:table-cell office:value-type="float" office:value="5" calcext:value-type="float">
            <text:p>5</text:p>
          </table:table-cell>
          <table:table-cell table:formula="of:=[.C16]*100/30" office:value-type="float" office:value="16.6666666666667" calcext:value-type="float">
            <text:p>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formula="of:=[.D17]/100+[.E17]" office:value-type="float" office:value="3.36666666666667" calcext:value-type="float">
            <text:p>3.36666666666667</text:p>
          </table:table-cell>
          <table:table-cell office:value-type="float" office:value="11" calcext:value-type="float">
            <text:p>11</text:p>
          </table:table-cell>
          <table:table-cell table:formula="of:=[.C17]*100/30" office:value-type="float" office:value="36.6666666666667" calcext:value-type="float">
            <text:p>3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.82" calcext:value-type="float">
            <text:p>6.82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formula="of:=[.D18]/100+[.E18]" office:value-type="float" office:value="3.6" calcext:value-type="float">
            <text:p>3.6</text:p>
          </table:table-cell>
          <table:table-cell office:value-type="float" office:value="18" calcext:value-type="float">
            <text:p>18</text:p>
          </table:table-cell>
          <table:table-cell table:formula="of:=[.C18]*100/30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.81" calcext:value-type="float">
            <text:p>6.81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formula="of:=[.D19]/100+[.E19]" office:value-type="float" office:value="3.76666666666667" calcext:value-type="float">
            <text:p>3.76666666666667</text:p>
          </table:table-cell>
          <table:table-cell office:value-type="float" office:value="23" calcext:value-type="float">
            <text:p>23</text:p>
          </table:table-cell>
          <table:table-cell table:formula="of:=[.C19]*100/30" office:value-type="float" office:value="76.6666666666667" calcext:value-type="float">
            <text:p>7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formula="of:=[.D20]/100+[.E20]" office:value-type="float" office:value="3.96666666666667" calcext:value-type="float">
            <text:p>3.96666666666667</text:p>
          </table:table-cell>
          <table:table-cell office:value-type="float" office:value="29" calcext:value-type="float">
            <text:p>29</text:p>
          </table:table-cell>
          <table:table-cell table:formula="of:=[.C20]*100/30" office:value-type="float" office:value="96.6666666666667" calcext:value-type="float">
            <text:p>9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formula="of:=[.D21]/100+[.E21]" office:value-type="float" office:value="4.13333333333333" calcext:value-type="float">
            <text:p>4.13333333333333</text:p>
          </table:table-cell>
          <table:table-cell office:value-type="float" office:value="4" calcext:value-type="float">
            <text:p>4</text:p>
          </table:table-cell>
          <table:table-cell table:formula="of:=[.C21]*100/30" office:value-type="float" office:value="13.3333333333333" calcext:value-type="float">
            <text:p>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formula="of:=[.D22]/100+[.E22]" office:value-type="float" office:value="4.33333333333333" calcext:value-type="float">
            <text:p>4.33333333333333</text:p>
          </table:table-cell>
          <table:table-cell office:value-type="float" office:value="10" calcext:value-type="float">
            <text:p>10</text:p>
          </table:table-cell>
          <table:table-cell table:formula="of:=[.C22]*100/30" office:value-type="float" office:value="33.3333333333333" calcext:value-type="float">
            <text:p>3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table:formula="of:=[.D23]/100+[.E23]" office:value-type="float" office:value="4.56666666666667" calcext:value-type="float">
            <text:p>4.56666666666667</text:p>
          </table:table-cell>
          <table:table-cell office:value-type="float" office:value="17" calcext:value-type="float">
            <text:p>17</text:p>
          </table:table-cell>
          <table:table-cell table:formula="of:=[.C23]*100/30" office:value-type="float" office:value="56.6666666666667" calcext:value-type="float">
            <text:p>5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.81" calcext:value-type="float">
            <text:p>6.81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table:formula="of:=[.D24]/100+[.E24]" office:value-type="float" office:value="4.76666666666667" calcext:value-type="float">
            <text:p>4.76666666666667</text:p>
          </table:table-cell>
          <table:table-cell office:value-type="float" office:value="23" calcext:value-type="float">
            <text:p>23</text:p>
          </table:table-cell>
          <table:table-cell table:formula="of:=[.C24]*100/30" office:value-type="float" office:value="76.6666666666667" calcext:value-type="float">
            <text:p>7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6.13" calcext:value-type="float">
            <text:p>6.13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table:formula="of:=[.D25]/100+[.E25]" office:value-type="float" office:value="4.96666666666667" calcext:value-type="float">
            <text:p>4.96666666666667</text:p>
          </table:table-cell>
          <table:table-cell office:value-type="float" office:value="29" calcext:value-type="float">
            <text:p>29</text:p>
          </table:table-cell>
          <table:table-cell table:formula="of:=[.C25]*100/30" office:value-type="float" office:value="96.6666666666667" calcext:value-type="float">
            <text:p>9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D26]/100+[.E26]" office:value-type="float" office:value="5.16666666666667" calcext:value-type="float">
            <text:p>5.16666666666667</text:p>
          </table:table-cell>
          <table:table-cell office:value-type="float" office:value="5" calcext:value-type="float">
            <text:p>5</text:p>
          </table:table-cell>
          <table:table-cell table:formula="of:=[.C26]*100/30" office:value-type="float" office:value="16.6666666666667" calcext:value-type="float">
            <text:p>16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6.81" calcext:value-type="float">
            <text:p>6.81</text:p>
          </table:table-cell>
          <table:table-cell office:value-type="float" office:value="6.14" calcext:value-type="float">
            <text:p>6.14</text:p>
          </table:table-cell>
          <table:table-cell office:value-type="float" office:value="6.15" calcext:value-type="float">
            <text:p>6.15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table:formula="of:=[.D27]/100+[.E27]" office:value-type="float" office:value="5.36666666666667" calcext:value-type="float">
            <text:p>5.36666666666667</text:p>
          </table:table-cell>
          <table:table-cell office:value-type="float" office:value="11" calcext:value-type="float">
            <text:p>11</text:p>
          </table:table-cell>
          <table:table-cell table:formula="of:=[.C27]*100/30" office:value-type="float" office:value="36.6666666666667" calcext:value-type="float">
            <text:p>36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table:formula="of:=[.D28]/100+[.E28]" office:value-type="float" office:value="5.53333333333333" calcext:value-type="float">
            <text:p>5.53333333333333</text:p>
          </table:table-cell>
          <table:table-cell office:value-type="float" office:value="16" calcext:value-type="float">
            <text:p>16</text:p>
          </table:table-cell>
          <table:table-cell table:formula="of:=[.C28]*100/30" office:value-type="float" office:value="53.3333333333333" calcext:value-type="float">
            <text:p>5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6.81" calcext:value-type="float">
            <text:p>6.81</text:p>
          </table:table-cell>
          <table:table-cell office:value-type="float" office:value="6.13" calcext:value-type="float">
            <text:p>6.13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table:formula="of:=[.D29]/100+[.E29]" office:value-type="float" office:value="5.76666666666667" calcext:value-type="float">
            <text:p>5.76666666666667</text:p>
          </table:table-cell>
          <table:table-cell office:value-type="float" office:value="23" calcext:value-type="float">
            <text:p>23</text:p>
          </table:table-cell>
          <table:table-cell table:formula="of:=[.C29]*100/30" office:value-type="float" office:value="76.6666666666667" calcext:value-type="float">
            <text:p>76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table:formula="of:=[.D30]/100+[.E30]" office:value-type="float" office:value="5.96666666666667" calcext:value-type="float">
            <text:p>5.96666666666667</text:p>
          </table:table-cell>
          <table:table-cell office:value-type="float" office:value="29" calcext:value-type="float">
            <text:p>29</text:p>
          </table:table-cell>
          <table:table-cell table:formula="of:=[.C30]*100/30" office:value-type="float" office:value="96.6666666666667" calcext:value-type="float">
            <text:p>96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6.81" calcext:value-type="float">
            <text:p>6.81</text:p>
          </table:table-cell>
          <table:table-cell table:number-columns-repeated="2"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table:formula="of:=[.D31]/100+[.E31]" office:value-type="float" office:value="6.16666666666667" calcext:value-type="float">
            <text:p>6.16666666666667</text:p>
          </table:table-cell>
          <table:table-cell office:value-type="float" office:value="5" calcext:value-type="float">
            <text:p>5</text:p>
          </table:table-cell>
          <table:table-cell table:formula="of:=[.C31]*100/30" office:value-type="float" office:value="16.6666666666667" calcext:value-type="float">
            <text:p>16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6.81" calcext:value-type="float">
            <text:p>6.81</text:p>
          </table:table-cell>
          <table:table-cell office:value-type="float" office:value="6.13" calcext:value-type="float">
            <text:p>6.13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table:formula="of:=[.D32]/100+[.E32]" office:value-type="float" office:value="6.36666666666667" calcext:value-type="float">
            <text:p>6.36666666666667</text:p>
          </table:table-cell>
          <table:table-cell office:value-type="float" office:value="11" calcext:value-type="float">
            <text:p>11</text:p>
          </table:table-cell>
          <table:table-cell table:formula="of:=[.C32]*100/30" office:value-type="float" office:value="36.6666666666667" calcext:value-type="float">
            <text:p>36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6.81" calcext:value-type="float">
            <text:p>6.81</text:p>
          </table:table-cell>
          <table:table-cell office:value-type="float" office:value="6.13" calcext:value-type="float">
            <text:p>6.13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table:formula="of:=[.D33]/100+[.E33]" office:value-type="float" office:value="6.56666666666667" calcext:value-type="float">
            <text:p>6.56666666666667</text:p>
          </table:table-cell>
          <table:table-cell office:value-type="float" office:value="17" calcext:value-type="float">
            <text:p>17</text:p>
          </table:table-cell>
          <table:table-cell table:formula="of:=[.C33]*100/30" office:value-type="float" office:value="56.6666666666667" calcext:value-type="float">
            <text:p>56.6666666666667</text:p>
          </table:table-cell>
          <table:table-cell office:value-type="float" office:value="6" calcext:value-type="float">
            <text:p>6</text:p>
          </table:table-cell>
          <table:table-cell office:value-type="float" office:value="6.81" calcext:value-type="float">
            <text:p>6.81</text:p>
          </table:table-cell>
          <table:table-cell office:value-type="float" office:value="6.13" calcext:value-type="float">
            <text:p>6.13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table:formula="of:=[.D34]/100+[.E34]" office:value-type="float" office:value="7.93333333333333" calcext:value-type="float">
            <text:p>7.93333333333333</text:p>
          </table:table-cell>
          <table:table-cell office:value-type="float" office:value="28" calcext:value-type="float">
            <text:p>28</text:p>
          </table:table-cell>
          <table:table-cell table:formula="of:=[.C34]*100/30" office:value-type="float" office:value="93.3333333333333" calcext:value-type="float">
            <text:p>93.3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6.13" calcext:value-type="float">
            <text:p>6.13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table:formula="of:=[.D35]/100+[.E35]"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  <table:table-cell table:formula="of:=[.C35]*100/3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6.12" calcext:value-type="float">
            <text:p>6.12</text:p>
          </table:table-cell>
          <table:table-cell office:value-type="float" office:value="6.14" calcext:value-type="float">
            <text:p>6.14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table:formula="of:=[.D36]/100+[.E36]" office:value-type="float" office:value="12.3666666666667" calcext:value-type="float">
            <text:p>12.3666666666667</text:p>
          </table:table-cell>
          <table:table-cell office:value-type="float" office:value="11" calcext:value-type="float">
            <text:p>11</text:p>
          </table:table-cell>
          <table:table-cell table:formula="of:=[.C36]*100/30" office:value-type="float" office:value="36.6666666666667" calcext:value-type="float">
            <text:p>36.6666666666667</text:p>
          </table:table-cell>
          <table:table-cell office:value-type="float" office:value="12" calcext:value-type="float">
            <text:p>12</text:p>
          </table:table-cell>
          <table:table-cell office:value-type="float" office:value="6.79" calcext:value-type="float">
            <text:p>6.79</text:p>
          </table:table-cell>
          <table:table-cell office:value-type="float" office:value="6.12" calcext:value-type="float">
            <text:p>6.12</text:p>
          </table:table-cell>
          <table:table-cell office:value-type="float" office:value="6.13" calcext:value-type="float">
            <text:p>6.13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table:formula="of:=[.D37]/100+[.E37]" office:value-type="float" office:value="14.9666666666667" calcext:value-type="float">
            <text:p>14.9666666666667</text:p>
          </table:table-cell>
          <table:table-cell office:value-type="float" office:value="29" calcext:value-type="float">
            <text:p>29</text:p>
          </table:table-cell>
          <table:table-cell table:formula="of:=[.C37]*100/30" office:value-type="float" office:value="96.6666666666667" calcext:value-type="float">
            <text:p>96.6666666666667</text:p>
          </table:table-cell>
          <table:table-cell office:value-type="float" office:value="14" calcext:value-type="float">
            <text:p>14</text:p>
          </table:table-cell>
          <table:table-cell office:value-type="float" office:value="6.79" calcext:value-type="float">
            <text:p>6.79</text:p>
          </table:table-cell>
          <table:table-cell office:value-type="float" office:value="6.12" calcext:value-type="float">
            <text:p>6.12</text:p>
          </table:table-cell>
          <table:table-cell office:value-type="float" office:value="6.13" calcext:value-type="float">
            <text:p>6.13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D38]/100+[.E38]" office:value-type="float" office:value="17.9666666666667" calcext:value-type="float">
            <text:p>17.9666666666667</text:p>
          </table:table-cell>
          <table:table-cell office:value-type="float" office:value="29" calcext:value-type="float">
            <text:p>29</text:p>
          </table:table-cell>
          <table:table-cell table:formula="of:=[.C38]*100/30" office:value-type="float" office:value="96.6666666666667" calcext:value-type="float">
            <text:p>96.6666666666667</text:p>
          </table:table-cell>
          <table:table-cell office:value-type="float" office:value="17" calcext:value-type="float">
            <text:p>17</text:p>
          </table:table-cell>
          <table:table-cell office:value-type="float" office:value="6.79" calcext:value-type="float">
            <text:p>6.79</text:p>
          </table:table-cell>
          <table:table-cell office:value-type="float" office:value="6.11" calcext:value-type="float">
            <text:p>6.11</text:p>
          </table:table-cell>
          <table:table-cell office:value-type="float" office:value="6.13" calcext:value-type="float">
            <text:p>6.13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table:formula="of:=[.D39]/100+[.E39]" office:value-type="float" office:value="21.7333333333333" calcext:value-type="float">
            <text:p>21.7333333333333</text:p>
          </table:table-cell>
          <table:table-cell office:value-type="float" office:value="22" calcext:value-type="float">
            <text:p>22</text:p>
          </table:table-cell>
          <table:table-cell table:formula="of:=[.C39]*100/30" office:value-type="float" office:value="73.3333333333333" calcext:value-type="float">
            <text:p>73.333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6.78" calcext:value-type="float">
            <text:p>6.78</text:p>
          </table:table-cell>
          <table:table-cell office:value-type="float" office:value="6.11" calcext:value-type="float">
            <text:p>6.11</text:p>
          </table:table-cell>
          <table:table-cell office:value-type="float" office:value="6.12" calcext:value-type="float">
            <text:p>6.12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table:formula="of:=[.D40]/100+[.E40]" office:value-type="float" office:value="26.3" calcext:value-type="float">
            <text:p>26.3</text:p>
          </table:table-cell>
          <table:table-cell office:value-type="float" office:value="9" calcext:value-type="float">
            <text:p>9</text:p>
          </table:table-cell>
          <table:table-cell table:formula="of:=[.C40]*100/30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.78" calcext:value-type="float">
            <text:p>6.78</text:p>
          </table:table-cell>
          <table:table-cell office:value-type="float" office:value="6.11" calcext:value-type="float">
            <text:p>6.11</text:p>
          </table:table-cell>
          <table:table-cell office:value-type="float" office:value="6.12" calcext:value-type="float">
            <text:p>6.12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D41]/100+[.E41]" office:value-type="float" office:value="32.1" calcext:value-type="float">
            <text:p>32.1</text:p>
          </table:table-cell>
          <table:table-cell office:value-type="float" office:value="3" calcext:value-type="float">
            <text:p>3</text:p>
          </table:table-cell>
          <table:table-cell table:formula="of:=[.C41]*100/30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.78" calcext:value-type="float">
            <text:p>6.78</text:p>
          </table:table-cell>
          <table:table-cell office:value-type="float" office:value="6.1" calcext:value-type="float">
            <text:p>6.1</text:p>
          </table:table-cell>
          <table:table-cell office:value-type="float" office:value="6.12" calcext:value-type="float">
            <text:p>6.12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D42]/100+[.E42]" office:value-type="float" office:value="39.9" calcext:value-type="float">
            <text:p>39.9</text:p>
          </table:table-cell>
          <table:table-cell office:value-type="float" office:value="27" calcext:value-type="float">
            <text:p>27</text:p>
          </table:table-cell>
          <table:table-cell table:formula="of:=[.C42]*100/30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6.77" calcext:value-type="float">
            <text:p>6.77</text:p>
          </table:table-cell>
          <table:table-cell office:value-type="float" office:value="6.1" calcext:value-type="float">
            <text:p>6.1</text:p>
          </table:table-cell>
          <table:table-cell office:value-type="float" office:value="6.11" calcext:value-type="float">
            <text:p>6.11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43]/100+[.E43]" office:value-type="float" office:value="51.6666666666667" calcext:value-type="float">
            <text:p>51.6666666666667</text:p>
          </table:table-cell>
          <table:table-cell office:value-type="float" office:value="20" calcext:value-type="float">
            <text:p>20</text:p>
          </table:table-cell>
          <table:table-cell table:formula="of:=[.C43]*100/30" office:value-type="float" office:value="66.6666666666667" calcext:value-type="float">
            <text:p>66.6666666666667</text:p>
          </table:table-cell>
          <table:table-cell office:value-type="float" office:value="51" calcext:value-type="float">
            <text:p>51</text:p>
          </table:table-cell>
          <table:table-cell office:value-type="float" office:value="6.76" calcext:value-type="float">
            <text:p>6.76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0.74" calcext:value-type="float">
            <text:p>0.74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44]/100+[.E44]" office:value-type="float" office:value="61.8666666666667" calcext:value-type="float">
            <text:p>61.8666666666667</text:p>
          </table:table-cell>
          <table:table-cell office:value-type="float" office:value="26" calcext:value-type="float">
            <text:p>26</text:p>
          </table:table-cell>
          <table:table-cell table:formula="of:=[.C44]*100/30" office:value-type="float" office:value="86.6666666666667" calcext:value-type="float">
            <text:p>86.6666666666667</text:p>
          </table:table-cell>
          <table:table-cell office:value-type="float" office:value="61" calcext:value-type="float">
            <text:p>61</text:p>
          </table:table-cell>
          <table:table-cell office:value-type="float" office:value="6.76" calcext:value-type="float">
            <text:p>6.76</text:p>
          </table:table-cell>
          <table:table-cell office:value-type="float" office:value="6.08" calcext:value-type="float">
            <text:p>6.08</text:p>
          </table:table-cell>
          <table:table-cell office:value-type="float" office:value="6.09" calcext:value-type="float">
            <text:p>6.09</text:p>
          </table:table-cell>
          <table:table-cell office:value-type="float" office:value="0.73" calcext:value-type="float">
            <text:p>0.7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table:formula="of:=[.D45]/100+[.E45]" office:value-type="float" office:value="72.4666666666667" calcext:value-type="float">
            <text:p>72.4666666666667</text:p>
          </table:table-cell>
          <table:table-cell office:value-type="float" office:value="14" calcext:value-type="float">
            <text:p>14</text:p>
          </table:table-cell>
          <table:table-cell table:formula="of:=[.C45]*100/30" office:value-type="float" office:value="46.6666666666667" calcext:value-type="float">
            <text:p>46.6666666666667</text:p>
          </table:table-cell>
          <table:table-cell office:value-type="float" office:value="72" calcext:value-type="float">
            <text:p>72</text:p>
          </table:table-cell>
          <table:table-cell office:value-type="float" office:value="6.75" calcext:value-type="float">
            <text:p>6.75</text:p>
          </table:table-cell>
          <table:table-cell office:value-type="float" office:value="6.07" calcext:value-type="float">
            <text:p>6.07</text:p>
          </table:table-cell>
          <table:table-cell office:value-type="float" office:value="6.09" calcext:value-type="float">
            <text:p>6.09</text:p>
          </table:table-cell>
          <table:table-cell office:value-type="float" office:value="0.73" calcext:value-type="float">
            <text:p>0.73</text:p>
          </table:table-cell>
          <table:table-cell office:value-type="float" office:value="15.5" calcext:value-type="float">
            <text:p>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8:23:31.82149323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34:59.710485078</meta:creation-date>
    <dc:date>2021-02-26T18:24:27.214366518</dc:date>
    <meta:editing-duration>PT2H14M49S</meta:editing-duration>
    <meta:editing-cycles>12</meta:editing-cycles>
    <meta:generator>LibreOffice/6.4.6.2$Linux_X86_64 LibreOffice_project/40$Build-2</meta:generator>
    <meta:document-statistic meta:table-count="1" meta:cell-count="450" meta:object-count="0"/>
  </office:meta>
</office:document-meta>
</file>